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80209039548" calcext:value-type="float">
            <text:p>2.16802</text:p>
          </table:table-cell>
          <table:table-cell office:value-type="float" office:value="2.3801186440678" calcext:value-type="float">
            <text:p>2.38012</text:p>
          </table:table-cell>
          <table:table-cell office:value-type="float" office:value="3.12296081355932" calcext:value-type="float">
            <text:p>3.122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421265536723" calcext:value-type="float">
            <text:p>2.23421</text:p>
          </table:table-cell>
          <table:table-cell office:value-type="float" office:value="2.36489638418079" calcext:value-type="float">
            <text:p>2.3649</text:p>
          </table:table-cell>
          <table:table-cell office:value-type="float" office:value="3.24592298305085" calcext:value-type="float">
            <text:p>3.245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11489265537" calcext:value-type="float">
            <text:p>2.20711</text:p>
          </table:table-cell>
          <table:table-cell office:value-type="float" office:value="2.33975274576271" calcext:value-type="float">
            <text:p>2.33975</text:p>
          </table:table-cell>
          <table:table-cell office:value-type="float" office:value="3.24320922033898" calcext:value-type="float">
            <text:p>3.243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946171751412" calcext:value-type="float">
            <text:p>2.32946</text:p>
          </table:table-cell>
          <table:table-cell office:value-type="float" office:value="2.11954386440678" calcext:value-type="float">
            <text:p>2.11954</text:p>
          </table:table-cell>
          <table:table-cell office:value-type="float" office:value="3.01474359322034" calcext:value-type="float">
            <text:p>3.0147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974858757062" calcext:value-type="float">
            <text:p>2.31975</text:p>
          </table:table-cell>
          <table:table-cell office:value-type="float" office:value="2.12211016949153" calcext:value-type="float">
            <text:p>2.12211</text:p>
          </table:table-cell>
          <table:table-cell office:value-type="float" office:value="2.90234250847458" calcext:value-type="float">
            <text:p>2.902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1974174011299" calcext:value-type="float">
            <text:p>2.31974</text:p>
          </table:table-cell>
          <table:table-cell office:value-type="float" office:value="2.16130479096045" calcext:value-type="float">
            <text:p>2.1613</text:p>
          </table:table-cell>
          <table:table-cell office:value-type="float" office:value="2.91840759322034" calcext:value-type="float">
            <text:p>2.918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438298305085" calcext:value-type="float">
            <text:p>2.30438</text:p>
          </table:table-cell>
          <table:table-cell office:value-type="float" office:value="2.20523676836158" calcext:value-type="float">
            <text:p>2.20524</text:p>
          </table:table-cell>
          <table:table-cell office:value-type="float" office:value="2.92319620338983" calcext:value-type="float">
            <text:p>2.92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007929943503" calcext:value-type="float">
            <text:p>2.30008</text:p>
          </table:table-cell>
          <table:table-cell office:value-type="float" office:value="2.1883661920904" calcext:value-type="float">
            <text:p>2.18837</text:p>
          </table:table-cell>
          <table:table-cell office:value-type="float" office:value="3.21693722033898" calcext:value-type="float">
            <text:p>3.216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9584461016949" calcext:value-type="float">
            <text:p>2.29584</text:p>
          </table:table-cell>
          <table:table-cell office:value-type="float" office:value="2.15184291525424" calcext:value-type="float">
            <text:p>2.15184</text:p>
          </table:table-cell>
          <table:table-cell office:value-type="float" office:value="2.94400515254237" calcext:value-type="float">
            <text:p>2.944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491030508475" calcext:value-type="float">
            <text:p>2.29491</text:p>
          </table:table-cell>
          <table:table-cell office:value-type="float" office:value="2.16728149152542" calcext:value-type="float">
            <text:p>2.16728</text:p>
          </table:table-cell>
          <table:table-cell office:value-type="float" office:value="2.99068637288136" calcext:value-type="float">
            <text:p>2.990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43113220339" calcext:value-type="float">
            <text:p>2.29431</text:p>
          </table:table-cell>
          <table:table-cell office:value-type="float" office:value="2.11027448587571" calcext:value-type="float">
            <text:p>2.11027</text:p>
          </table:table-cell>
          <table:table-cell office:value-type="float" office:value="2.72405911864407" calcext:value-type="float">
            <text:p>2.724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42738079096" calcext:value-type="float">
            <text:p>2.29427</text:p>
          </table:table-cell>
          <table:table-cell office:value-type="float" office:value="2.17029697175141" calcext:value-type="float">
            <text:p>2.1703</text:p>
          </table:table-cell>
          <table:table-cell office:value-type="float" office:value="3.00509694915254" calcext:value-type="float">
            <text:p>3.00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15116384181" calcext:value-type="float">
            <text:p>2.25315</text:p>
          </table:table-cell>
          <table:table-cell office:value-type="float" office:value="2.29069206779661" calcext:value-type="float">
            <text:p>2.29069</text:p>
          </table:table-cell>
          <table:table-cell office:value-type="float" office:value="3.18902698305085" calcext:value-type="float">
            <text:p>3.189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860094915254" calcext:value-type="float">
            <text:p>2.2886</text:p>
          </table:table-cell>
          <table:table-cell office:value-type="float" office:value="2.24112682485876" calcext:value-type="float">
            <text:p>2.24113</text:p>
          </table:table-cell>
          <table:table-cell office:value-type="float" office:value="3.03886589830508" calcext:value-type="float">
            <text:p>3.038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785179661017" calcext:value-type="float">
            <text:p>2.28785</text:p>
          </table:table-cell>
          <table:table-cell office:value-type="float" office:value="2.2065649039548" calcext:value-type="float">
            <text:p>2.20656</text:p>
          </table:table-cell>
          <table:table-cell office:value-type="float" office:value="2.95878128813559" calcext:value-type="float">
            <text:p>2.958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610908474576" calcext:value-type="float">
            <text:p>2.28611</text:p>
          </table:table-cell>
          <table:table-cell office:value-type="float" office:value="2.16541970621469" calcext:value-type="float">
            <text:p>2.16542</text:p>
          </table:table-cell>
          <table:table-cell office:value-type="float" office:value="2.88730223728814" calcext:value-type="float">
            <text:p>2.88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902668926554" calcext:value-type="float">
            <text:p>2.27903</text:p>
          </table:table-cell>
          <table:table-cell office:value-type="float" office:value="2.12692883615819" calcext:value-type="float">
            <text:p>2.12693</text:p>
          </table:table-cell>
          <table:table-cell office:value-type="float" office:value="2.58189884745763" calcext:value-type="float">
            <text:p>2.581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751035028249" calcext:value-type="float">
            <text:p>2.27751</text:p>
          </table:table-cell>
          <table:table-cell office:value-type="float" office:value="2.23124300564972" calcext:value-type="float">
            <text:p>2.23124</text:p>
          </table:table-cell>
          <table:table-cell office:value-type="float" office:value="3.02997071186441" calcext:value-type="float">
            <text:p>3.029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573726553672" calcext:value-type="float">
            <text:p>2.27574</text:p>
          </table:table-cell>
          <table:table-cell office:value-type="float" office:value="2.25821150282486" calcext:value-type="float">
            <text:p>2.25821</text:p>
          </table:table-cell>
          <table:table-cell office:value-type="float" office:value="3.09871593220339" calcext:value-type="float">
            <text:p>3.098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549850847458" calcext:value-type="float">
            <text:p>2.2755</text:p>
          </table:table-cell>
          <table:table-cell office:value-type="float" office:value="2.19255579661017" calcext:value-type="float">
            <text:p>2.19256</text:p>
          </table:table-cell>
          <table:table-cell office:value-type="float" office:value="2.83723118644068" calcext:value-type="float">
            <text:p>2.837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23231638418" calcext:value-type="float">
            <text:p>2.27523</text:p>
          </table:table-cell>
          <table:table-cell office:value-type="float" office:value="2.19972655367232" calcext:value-type="float">
            <text:p>2.19973</text:p>
          </table:table-cell>
          <table:table-cell office:value-type="float" office:value="2.90468772881356" calcext:value-type="float">
            <text:p>2.904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828522033898" calcext:value-type="float">
            <text:p>2.18829</text:p>
          </table:table-cell>
          <table:table-cell office:value-type="float" office:value="2.27076725423729" calcext:value-type="float">
            <text:p>2.27077</text:p>
          </table:table-cell>
          <table:table-cell office:value-type="float" office:value="2.93163579661017" calcext:value-type="float">
            <text:p>2.931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987439548023" calcext:value-type="float">
            <text:p>2.26987</text:p>
          </table:table-cell>
          <table:table-cell office:value-type="float" office:value="2.21484987570621" calcext:value-type="float">
            <text:p>2.21485</text:p>
          </table:table-cell>
          <table:table-cell office:value-type="float" office:value="2.89697247457627" calcext:value-type="float">
            <text:p>2.896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97665536723" calcext:value-type="float">
            <text:p>2.26898</text:p>
          </table:table-cell>
          <table:table-cell office:value-type="float" office:value="2.22030433898305" calcext:value-type="float">
            <text:p>2.2203</text:p>
          </table:table-cell>
          <table:table-cell office:value-type="float" office:value="2.92889871186441" calcext:value-type="float">
            <text:p>2.92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097751412429" calcext:value-type="float">
            <text:p>2.23098</text:p>
          </table:table-cell>
          <table:table-cell office:value-type="float" office:value="2.26686949152542" calcext:value-type="float">
            <text:p>2.26687</text:p>
          </table:table-cell>
          <table:table-cell office:value-type="float" office:value="3.19928" calcext:value-type="float">
            <text:p>3.199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58411299435" calcext:value-type="float">
            <text:p>2.26358</text:p>
          </table:table-cell>
          <table:table-cell office:value-type="float" office:value="2.2081421920904" calcext:value-type="float">
            <text:p>2.20814</text:p>
          </table:table-cell>
          <table:table-cell office:value-type="float" office:value="2.81342155932203" calcext:value-type="float">
            <text:p>2.813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214861016949" calcext:value-type="float">
            <text:p>2.26215</text:p>
          </table:table-cell>
          <table:table-cell office:value-type="float" office:value="2.30214849717514" calcext:value-type="float">
            <text:p>2.30215</text:p>
          </table:table-cell>
          <table:table-cell office:value-type="float" office:value="3.24663728813559" calcext:value-type="float">
            <text:p>3.246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194700564972" calcext:value-type="float">
            <text:p>2.26195</text:p>
          </table:table-cell>
          <table:table-cell office:value-type="float" office:value="2.20634406779661" calcext:value-type="float">
            <text:p>2.20634</text:p>
          </table:table-cell>
          <table:table-cell office:value-type="float" office:value="2.82384271186441" calcext:value-type="float">
            <text:p>2.823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681516384181" calcext:value-type="float">
            <text:p>2.25682</text:p>
          </table:table-cell>
          <table:table-cell office:value-type="float" office:value="2.26025753672316" calcext:value-type="float">
            <text:p>2.26026</text:p>
          </table:table-cell>
          <table:table-cell office:value-type="float" office:value="3.08717884745763" calcext:value-type="float">
            <text:p>3.087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98567231638" calcext:value-type="float">
            <text:p>2.25599</text:p>
          </table:table-cell>
          <table:table-cell office:value-type="float" office:value="2.31391753672316" calcext:value-type="float">
            <text:p>2.31392</text:p>
          </table:table-cell>
          <table:table-cell office:value-type="float" office:value="3.25605993220339" calcext:value-type="float">
            <text:p>3.256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489914124294" calcext:value-type="float">
            <text:p>2.2549</text:p>
          </table:table-cell>
          <table:table-cell office:value-type="float" office:value="2.13245349152542" calcext:value-type="float">
            <text:p>2.13245</text:p>
          </table:table-cell>
          <table:table-cell office:value-type="float" office:value="2.676896" calcext:value-type="float">
            <text:p>2.67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233387570622" calcext:value-type="float">
            <text:p>2.25233</text:p>
          </table:table-cell>
          <table:table-cell office:value-type="float" office:value="2.14652370621469" calcext:value-type="float">
            <text:p>2.14652</text:p>
          </table:table-cell>
          <table:table-cell office:value-type="float" office:value="2.63759620338983" calcext:value-type="float">
            <text:p>2.63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799688135593" calcext:value-type="float">
            <text:p>2.248</text:p>
          </table:table-cell>
          <table:table-cell office:value-type="float" office:value="2.24833371751412" calcext:value-type="float">
            <text:p>2.24833</text:p>
          </table:table-cell>
          <table:table-cell office:value-type="float" office:value="2.86920759322034" calcext:value-type="float">
            <text:p>2.869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03195480226" calcext:value-type="float">
            <text:p>2.25103</text:p>
          </table:table-cell>
          <table:table-cell office:value-type="float" office:value="2.23486009039548" calcext:value-type="float">
            <text:p>2.23486</text:p>
          </table:table-cell>
          <table:table-cell office:value-type="float" office:value="3.22238210169492" calcext:value-type="float">
            <text:p>3.222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368024858757" calcext:value-type="float">
            <text:p>2.23368</text:p>
          </table:table-cell>
          <table:table-cell office:value-type="float" office:value="2.34224431638418" calcext:value-type="float">
            <text:p>2.34224</text:p>
          </table:table-cell>
          <table:table-cell office:value-type="float" office:value="3.14724149152542" calcext:value-type="float">
            <text:p>3.147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284824858757" calcext:value-type="float">
            <text:p>2.23285</text:p>
          </table:table-cell>
          <table:table-cell office:value-type="float" office:value="2.22158350282486" calcext:value-type="float">
            <text:p>2.22158</text:p>
          </table:table-cell>
          <table:table-cell office:value-type="float" office:value="3.01048461016949" calcext:value-type="float">
            <text:p>3.010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117665536723" calcext:value-type="float">
            <text:p>2.27118</text:p>
          </table:table-cell>
          <table:table-cell office:value-type="float" office:value="2.23243303954802" calcext:value-type="float">
            <text:p>2.23243</text:p>
          </table:table-cell>
          <table:table-cell office:value-type="float" office:value="2.89309098305085" calcext:value-type="float">
            <text:p>2.893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22580338983" calcext:value-type="float">
            <text:p>2.23226</text:p>
          </table:table-cell>
          <table:table-cell office:value-type="float" office:value="2.29917825988701" calcext:value-type="float">
            <text:p>2.29918</text:p>
          </table:table-cell>
          <table:table-cell office:value-type="float" office:value="3.11814128813559" calcext:value-type="float">
            <text:p>3.118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632883615819" calcext:value-type="float">
            <text:p>2.22633</text:p>
          </table:table-cell>
          <table:table-cell office:value-type="float" office:value="2.29347844067797" calcext:value-type="float">
            <text:p>2.29348</text:p>
          </table:table-cell>
          <table:table-cell office:value-type="float" office:value="3.16568976271186" calcext:value-type="float">
            <text:p>3.165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56772881356" calcext:value-type="float">
            <text:p>2.22157</text:p>
          </table:table-cell>
          <table:table-cell office:value-type="float" office:value="2.31879010169491" calcext:value-type="float">
            <text:p>2.31879</text:p>
          </table:table-cell>
          <table:table-cell office:value-type="float" office:value="3.08156827118644" calcext:value-type="float">
            <text:p>3.081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881968361582" calcext:value-type="float">
            <text:p>2.21882</text:p>
          </table:table-cell>
          <table:table-cell office:value-type="float" office:value="2.28182341242938" calcext:value-type="float">
            <text:p>2.28182</text:p>
          </table:table-cell>
          <table:table-cell office:value-type="float" office:value="3.09026738983051" calcext:value-type="float">
            <text:p>3.090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770637288136" calcext:value-type="float">
            <text:p>2.21771</text:p>
          </table:table-cell>
          <table:table-cell office:value-type="float" office:value="2.32708727683616" calcext:value-type="float">
            <text:p>2.32709</text:p>
          </table:table-cell>
          <table:table-cell office:value-type="float" office:value="3.05908420338983" calcext:value-type="float">
            <text:p>3.059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31807909604" calcext:value-type="float">
            <text:p>2.20832</text:p>
          </table:table-cell>
          <table:table-cell office:value-type="float" office:value="2.27683502824859" calcext:value-type="float">
            <text:p>2.27684</text:p>
          </table:table-cell>
          <table:table-cell office:value-type="float" office:value="3.0781426440678" calcext:value-type="float">
            <text:p>3.078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74072316384" calcext:value-type="float">
            <text:p>2.20574</text:p>
          </table:table-cell>
          <table:table-cell office:value-type="float" office:value="2.31739349152542" calcext:value-type="float">
            <text:p>2.31739</text:p>
          </table:table-cell>
          <table:table-cell office:value-type="float" office:value="3.14354169491525" calcext:value-type="float">
            <text:p>3.143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35193220339" calcext:value-type="float">
            <text:p>2.28352</text:p>
          </table:table-cell>
          <table:table-cell office:value-type="float" office:value="2.20205412429379" calcext:value-type="float">
            <text:p>2.20205</text:p>
          </table:table-cell>
          <table:table-cell office:value-type="float" office:value="2.9128086779661" calcext:value-type="float">
            <text:p>2.912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191708474576" calcext:value-type="float">
            <text:p>2.20192</text:p>
          </table:table-cell>
          <table:table-cell office:value-type="float" office:value="2.31540171751412" calcext:value-type="float">
            <text:p>2.3154</text:p>
          </table:table-cell>
          <table:table-cell office:value-type="float" office:value="3.10037559322034" calcext:value-type="float">
            <text:p>3.100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7990937853107" calcext:value-type="float">
            <text:p>2.27991</text:p>
          </table:table-cell>
          <table:table-cell office:value-type="float" office:value="2.19808858757062" calcext:value-type="float">
            <text:p>2.19809</text:p>
          </table:table-cell>
          <table:table-cell office:value-type="float" office:value="2.90777816949153" calcext:value-type="float">
            <text:p>2.907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097344632768" calcext:value-type="float">
            <text:p>2.27097</text:p>
          </table:table-cell>
          <table:table-cell office:value-type="float" office:value="2.19679751412429" calcext:value-type="float">
            <text:p>2.1968</text:p>
          </table:table-cell>
          <table:table-cell office:value-type="float" office:value="2.89307281355932" calcext:value-type="float">
            <text:p>2.893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546537853107" calcext:value-type="float">
            <text:p>2.18547</text:p>
          </table:table-cell>
          <table:table-cell office:value-type="float" office:value="2.46004933333333" calcext:value-type="float">
            <text:p>2.46005</text:p>
          </table:table-cell>
          <table:table-cell office:value-type="float" office:value="3.49980691525424" calcext:value-type="float">
            <text:p>3.499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447896045198" calcext:value-type="float">
            <text:p>2.18448</text:p>
          </table:table-cell>
          <table:table-cell office:value-type="float" office:value="2.33341929943503" calcext:value-type="float">
            <text:p>2.33342</text:p>
          </table:table-cell>
          <table:table-cell office:value-type="float" office:value="3.02488623728814" calcext:value-type="float">
            <text:p>3.024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410178531073" calcext:value-type="float">
            <text:p>2.1841</text:p>
          </table:table-cell>
          <table:table-cell office:value-type="float" office:value="2.32728438418079" calcext:value-type="float">
            <text:p>2.32728</text:p>
          </table:table-cell>
          <table:table-cell office:value-type="float" office:value="3.04927322033898" calcext:value-type="float">
            <text:p>3.049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317367231638" calcext:value-type="float">
            <text:p>2.18317</text:p>
          </table:table-cell>
          <table:table-cell office:value-type="float" office:value="2.4203984180791" calcext:value-type="float">
            <text:p>2.4204</text:p>
          </table:table-cell>
          <table:table-cell office:value-type="float" office:value="3.27544216949153" calcext:value-type="float">
            <text:p>3.275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71936723164" calcext:value-type="float">
            <text:p>2.22972</text:p>
          </table:table-cell>
          <table:table-cell office:value-type="float" office:value="2.1818846779661" calcext:value-type="float">
            <text:p>2.18188</text:p>
          </table:table-cell>
          <table:table-cell office:value-type="float" office:value="2.7476873220339" calcext:value-type="float">
            <text:p>2.747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968506214689" calcext:value-type="float">
            <text:p>2.17969</text:p>
          </table:table-cell>
          <table:table-cell office:value-type="float" office:value="2.35309116384181" calcext:value-type="float">
            <text:p>2.35309</text:p>
          </table:table-cell>
          <table:table-cell office:value-type="float" office:value="3.12216922033898" calcext:value-type="float">
            <text:p>3.122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18390960452" calcext:value-type="float">
            <text:p>2.17918</text:p>
          </table:table-cell>
          <table:table-cell office:value-type="float" office:value="2.3823957740113" calcext:value-type="float">
            <text:p>2.3824</text:p>
          </table:table-cell>
          <table:table-cell office:value-type="float" office:value="3.19675877966102" calcext:value-type="float">
            <text:p>3.196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896861016949" calcext:value-type="float">
            <text:p>2.32897</text:p>
          </table:table-cell>
          <table:table-cell office:value-type="float" office:value="2.14614815819209" calcext:value-type="float">
            <text:p>2.14615</text:p>
          </table:table-cell>
          <table:table-cell office:value-type="float" office:value="2.89310345762712" calcext:value-type="float">
            <text:p>2.89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696720903955" calcext:value-type="float">
            <text:p>2.31697</text:p>
          </table:table-cell>
          <table:table-cell office:value-type="float" office:value="2.13828596610169" calcext:value-type="float">
            <text:p>2.13829</text:p>
          </table:table-cell>
          <table:table-cell office:value-type="float" office:value="2.94007023728814" calcext:value-type="float">
            <text:p>2.940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00830960452" calcext:value-type="float">
            <text:p>2.30008</text:p>
          </table:table-cell>
          <table:table-cell office:value-type="float" office:value="2.13377010169492" calcext:value-type="float">
            <text:p>2.13377</text:p>
          </table:table-cell>
          <table:table-cell office:value-type="float" office:value="2.99345301694915" calcext:value-type="float">
            <text:p>2.993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586031638418" calcext:value-type="float">
            <text:p>2.12586</text:p>
          </table:table-cell>
          <table:table-cell office:value-type="float" office:value="2.43874268926554" calcext:value-type="float">
            <text:p>2.43874</text:p>
          </table:table-cell>
          <table:table-cell office:value-type="float" office:value="3.29316149152542" calcext:value-type="float">
            <text:p>3.293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1662483615819" calcext:value-type="float">
            <text:p>2.11662</text:p>
          </table:table-cell>
          <table:table-cell office:value-type="float" office:value="2.386828" calcext:value-type="float">
            <text:p>2.38683</text:p>
          </table:table-cell>
          <table:table-cell office:value-type="float" office:value="2.95454101694915" calcext:value-type="float">
            <text:p>2.954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0" calcext:value-type="float">
            <text:p>0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5" calcext:value-type="float">
            <text:p>5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1" calcext:value-type="float">
            <text:p>1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1" calcext:value-type="float">
            <text:p>1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00:46.478185201</dc:date>
    <meta:document-statistic meta:table-count="1" meta:cell-count="4636" meta:object-count="0"/>
    <meta:generator>LibreOffice/4.2.8.2$Linux_X86_64 LibreOffice_project/420m0$Build-2</meta:generator>
  </office:meta>
</office:document-meta>
</file>